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448e"/>
    </style:style>
    <style:style style:name="T1" style:family="text">
      <style:text-properties officeooo:rsid="001344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/>
      <text:p text:style-name="Standard"><text:s/>&lt;html <text:span text:style-name="T1">lang=”es”</text:span>&gt; </text:p>
      <text:p text:style-name="Standard"/>
      <text:p text:style-name="Standard"><text:s/>&lt;head&gt; </text:p>
      <text:p text:style-name="Standard"/>
      <text:p text:style-name="Standard"><text:s/><text:tab/>&lt;meta charset="utf-8"&gt;</text:p>
      <text:p text:style-name="P1"><text:tab/>&lt;title&gt;Corrige los errores que encuen<text:span text:style-name="T1">t</text:span>res en el documento&lt;/title&gt; </text:p>
      <text:p text:style-name="Standard"/>
      <text:p text:style-name="Standard"><text:s/>&lt;meta name="description" content="Ejercicio HTML - Corrige los errores"&gt; </text:p>
      <text:p text:style-name="Standard"/>
      <text:p text:style-name="P1"><text:s/>&lt;/head&gt;</text:p>
      <text:p text:style-name="P1"/>
      <text:p text:style-name="Standard"><text:s/>&lt;body&gt; <text:s/></text:p>
      <text:p text:style-name="Standard"/>
      <text:p text:style-name="Standard"><text:tab/>&lt;h1&gt;Aprender HTML es muy divertido&lt;/h1&gt; </text:p>
      <text:p text:style-name="Standard"/>
      <text:p text:style-name="Standard"><text:s/><text:tab/>&lt;p&gt;Lorem ipsum dolor sit amet, consectetur adipisicing elit. Molestiae quam optio nesciunt <text:tab/>atque iure animi dicta velit.<text:span text:style-name="T1">&lt;/p&gt;</text:span></text:p>
      <text:p text:style-name="Standard"/>
      <text:p text:style-name="Standard"><text:tab/>&lt;p&gt;Lorem ipsum dolor sit amet, consectetur adipisicing elit. Molestiae quam optio nesciunt <text:tab/>atque iure animi dicta velit&lt;/p&gt; </text:p>
      <text:p text:style-name="Standard"/>
      <text:p text:style-name="P1"><text:tab/> &lt;p&gt;Lorem ipsum dolor sit amet, consectetur adipisicing elit. Molestiae quam optio nesciunt <text:tab/>atque iure animi dicta velit&lt;/p&gt; </text:p>
      <text:p text:style-name="P1"/>
      <text:p text:style-name="Standard"><text:s/>&lt;/body&gt; </text:p>
      <text:p text:style-name="Standard"/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8:35:56.955587692</meta:creation-date>
    <dc:date>2021-09-16T18:40:47.663818994</dc:date>
    <meta:editing-duration>PT4M52S</meta:editing-duration>
    <meta:editing-cycles>1</meta:editing-cycles>
    <meta:document-statistic meta:table-count="0" meta:image-count="0" meta:object-count="0" meta:page-count="1" meta:paragraph-count="14" meta:word-count="83" meta:character-count="660" meta:non-whitespace-character-count="563"/>
    <meta:generator>LibreOffice/6.4.7.2$Linux_X86_64 LibreOffice_project/40$Build-2</meta:generator>
  </office:meta>
</office:document-meta>
</file>